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Roboto" svg:font-family="Robot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1" svg:font-family="Roboto"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Roboto" fo:font-size="10pt" style:font-name-asian="Roboto1" style:font-size-asian="10pt" style:font-name-complex="Roboto1" style:font-size-complex="10pt"/>
    </style:style>
    <style:style style:name="P2" style:family="paragraph" style:parent-style-name="Standard" style:list-style-name="WWNum12">
      <style:paragraph-properties fo:margin-left="0.5in" fo:margin-right="0in" fo:text-indent="-0.25in" style:auto-text-indent="false"/>
    </style:style>
    <style:style style:name="P3" style:family="paragraph" style:parent-style-name="Standard">
      <style:paragraph-properties fo:margin-left="0.5in" fo:margin-right="0in" fo:text-indent="0in" style:auto-text-indent="false"/>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text-properties style:font-name="Roboto" fo:font-size="10pt" style:font-name-asian="Roboto1" style:font-size-asian="10pt" style:font-name-complex="Roboto1" style:font-size-complex="10pt"/>
    </style:style>
    <style:style style:name="P6" style:family="paragraph" style:parent-style-name="Standard" style:list-style-name="WWNum12">
      <style:paragraph-properties fo:margin-left="0in" fo:margin-right="0in" fo:text-indent="0in" style:auto-text-indent="false"/>
    </style:style>
    <style:style style:name="T1" style:family="text">
      <style:text-properties style:font-name="Roboto" fo:font-size="10pt" style:font-name-asian="Roboto1" style:font-size-asian="10pt" style:font-name-complex="Roboto1" style:font-size-complex="10pt"/>
    </style:style>
    <style:style style:name="T2" style:family="text">
      <style:text-properties style:font-name="Roboto" fo:font-size="10pt" fo:font-style="italic" style:font-name-asian="Roboto1" style:font-size-asian="10pt" style:font-style-asian="italic" style:font-name-complex="Roboto1"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list xml:id="list335378856735128806" text:style-name="WWNum12">
        <text:list-item>
          <text:p text:style-name="P2"><text:span text:style-name="T1">Suppose you’re in an interview. The interviewer gives you their company’s website as an example, asking you to convert the website and its different parts into Django terms. How would you proceed? For this question, you can think about your dream company and look at their website for reference. </text:span></text:p>
        </text:list-item>
      </text:list>
      <text:p text:style-name="P3"><text:span text:style-name="T1">(</text:span><text:span text:style-name="T2">Hint: In the Exercise, you saw the example of the CareerFoundry website in the Project and Apps section.</text:span><text:span text:style-name="T1">)</text:span></text:p>
      <text:p text:style-name="P4"><text:span text:style-name="T1">The whole website in Django is a project and then it will be made up of many apps defined by servining a particular functionality. Generally websites will have different functionalities but include ones like a login, a sign up, a message center, ect.</text:span></text:p>
      <text:p text:style-name="P5"/>
      <text:list xml:id="list36561066" text:continue-numbering="true" text:style-name="WWNum12">
        <text:list-item>
          <text:p text:style-name="P2"><text:span text:style-name="T1">In your own words, describe the steps you would take to deploy a basic Django application locally on your system.</text:span></text:p>
          <text:p text:style-name="P6"><text:span text:style-name="T1">(install virtual environments and PIP if not already there) Create a folder where I want to place the app, Create a virtual environment, install Django in that enviroment, run the command to create that project in the directory I created, change the name to src, create a superuser...</text:span></text:p>
        </text:list-item>
      </text:list>
      <text:p text:style-name="P1"/>
      <text:list xml:id="list36578160" text:continue-numbering="true" text:style-name="WWNum12">
        <text:list-item>
          <text:p text:style-name="P2"><text:span text:style-name="T1">Do some research about the Django admin site and write down how you’d use it during your web application development.</text:span></text:p>
        </text:list-item>
      </text:list>
      <text:p text:style-name="P4"><text:span text:style-name="T1">It looks like it gets used to be able to manage the data in the DB without having to interact with the DB itself (either thru it's host or it's cmd line client). It seems to be used maybe like postman for being able to test sample interactions with the models that are defined. You can also perform thru an automatically made interface CRUD interactions on all of the models that you create for the datab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Roboto" svg:font-family="Robot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1" svg:font-family="Roboto"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Label_20_1" style:display-name="ListLabel 1"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2">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7-23T13:51:27.27</meta:creation-date>
    <meta:document-statistic meta:table-count="0" meta:image-count="0" meta:object-count="0" meta:page-count="1" meta:paragraph-count="7" meta:word-count="277" meta:character-count="1580"/>
    <dc:date>2025-07-23T16:30:56.12</dc:date>
    <meta:editing-duration>PT24M7S</meta:editing-duration>
    <meta:editing-cycles>1</meta:editing-cycles>
    <meta:generator>OpenOffice/4.1.7$Win32 OpenOffice.org_project/417m1$Build-9800</meta:generator>
  </office:meta>
</office:document-meta>
</file>